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MT" svg:font-family="ArialM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131313" style:text-outline="false" style:font-name="Times New Roman" fo:font-size="12pt" fo:letter-spacing="normal" style:letter-kerning="false" style:font-size-asian="12pt" style:font-size-complex="12pt"/>
    </style:style>
    <style:style style:name="P2" style:family="paragraph" style:parent-style-name="Standard">
      <style:text-properties fo:color="#131313" style:text-outline="false" style:font-name="Times New Roman" fo:font-size="12pt" fo:letter-spacing="normal" officeooo:paragraph-rsid="000f2538" style:letter-kerning="false" style:font-size-asian="12pt" style:font-size-complex="12pt"/>
    </style:style>
    <style:style style:name="P3" style:family="paragraph" style:parent-style-name="Standard">
      <style:text-properties fo:color="#131313" style:text-outline="false" style:font-name="Times New Roman" fo:font-size="12pt" fo:letter-spacing="normal" officeooo:paragraph-rsid="0014c905" style:letter-kerning="false" style:font-size-asian="12pt" style:font-size-complex="12pt"/>
    </style:style>
    <style:style style:name="P4" style:family="paragraph" style:parent-style-name="Standard">
      <style:text-properties fo:color="#131313" style:text-outline="false" style:font-name="Times New Roman" fo:font-size="12pt" fo:letter-spacing="normal" officeooo:paragraph-rsid="0019e23e" style:letter-kerning="false" style:font-size-asian="12pt" style:font-size-complex="12pt"/>
    </style:style>
    <style:style style:name="P5" style:family="paragraph" style:parent-style-name="Standard">
      <style:text-properties fo:color="#131313" style:text-outline="false" style:font-name="Times New Roman" fo:font-size="12pt" fo:letter-spacing="normal" officeooo:paragraph-rsid="003328ba" style:letter-kerning="false" style:font-size-asian="12pt" style:font-size-complex="12pt"/>
    </style:style>
    <style:style style:name="P6" style:family="paragraph" style:parent-style-name="Standard">
      <style:text-properties fo:color="#131313" style:text-outline="false" style:font-name="Times New Roman" fo:font-size="12pt" fo:letter-spacing="normal" officeooo:rsid="000f2538" officeooo:paragraph-rsid="000f2538" style:letter-kerning="false" style:font-size-asian="12pt" style:font-size-complex="12pt"/>
    </style:style>
    <style:style style:name="P7" style:family="paragraph" style:parent-style-name="Standard">
      <style:text-properties fo:color="#131313" style:text-outline="false" style:font-name="Times New Roman" fo:font-size="12pt" fo:letter-spacing="normal" officeooo:rsid="000f2538" officeooo:paragraph-rsid="0034ff4e" style:letter-kerning="false" style:font-size-asian="12pt" style:font-size-complex="12pt"/>
    </style:style>
    <style:style style:name="P8" style:family="paragraph" style:parent-style-name="Standard">
      <style:text-properties fo:color="#131313" style:text-outline="false" style:font-name="Times New Roman" fo:font-size="12pt" fo:letter-spacing="normal" officeooo:rsid="003328ba" officeooo:paragraph-rsid="003328ba" style:letter-kerning="false" style:font-size-asian="12pt" style:font-size-complex="12pt"/>
    </style:style>
    <style:style style:name="P9" style:family="paragraph" style:parent-style-name="Standard">
      <style:text-properties fo:color="#131313" style:text-outline="false" style:font-name="Times New Roman" fo:font-size="12pt" fo:letter-spacing="normal" officeooo:rsid="002c0a9a" officeooo:paragraph-rsid="00325a0b" style:letter-kerning="false" style:font-size-asian="12pt" style:font-size-complex="12pt"/>
    </style:style>
    <style:style style:name="P10" style:family="paragraph" style:parent-style-name="Standard">
      <style:text-properties fo:color="#131313" style:text-outline="false" style:font-name="Times New Roman" fo:font-size="12pt" fo:letter-spacing="normal" officeooo:paragraph-rsid="00244bf6" style:letter-kerning="false" style:font-size-asian="12pt" style:font-size-complex="12pt"/>
    </style:style>
    <style:style style:name="P11" style:family="paragraph" style:parent-style-name="Standard">
      <style:text-properties fo:color="#131313" style:text-outline="false" style:font-name="Times New Roman" fo:font-size="12pt" fo:letter-spacing="normal" officeooo:paragraph-rsid="00335aab" style:letter-kerning="false" style:font-size-asian="12pt" style:font-size-complex="12pt"/>
    </style:style>
    <style:style style:name="P12" style:family="paragraph" style:parent-style-name="Standard">
      <style:text-properties fo:color="#131313" style:text-outline="false" style:font-name="Times New Roman" fo:font-size="12pt" fo:letter-spacing="normal" officeooo:rsid="00335aab" officeooo:paragraph-rsid="00335aab" style:letter-kerning="false" style:font-size-asian="12pt" style:font-size-complex="12pt"/>
    </style:style>
    <style:style style:name="P13" style:family="paragraph" style:parent-style-name="Standard">
      <style:text-properties fo:color="#131313" style:text-outline="false" style:font-name="Times New Roman" fo:font-size="12pt" fo:letter-spacing="normal" officeooo:rsid="0002e302" officeooo:paragraph-rsid="0034ff4e" style:letter-kerning="false" style:font-size-asian="12pt" style:font-size-complex="12pt"/>
    </style:style>
    <style:style style:name="P14" style:family="paragraph" style:parent-style-name="Standard">
      <style:text-properties fo:color="#131313" style:text-outline="false" style:font-name="Times New Roman" fo:font-size="12pt" fo:letter-spacing="normal" officeooo:rsid="00351280" officeooo:paragraph-rsid="0034ff4e" style:letter-kerning="false" style:font-size-asian="12pt" style:font-size-complex="12pt"/>
    </style:style>
    <style:style style:name="P15" style:family="paragraph" style:parent-style-name="Standard">
      <style:text-properties fo:color="#131313" style:text-outline="false" style:font-name="Times New Roman" fo:font-size="12pt" fo:letter-spacing="normal" officeooo:rsid="003aed24" officeooo:paragraph-rsid="0034ff4e" style:letter-kerning="false" style:font-size-asian="12pt" style:font-size-complex="12pt"/>
    </style:style>
    <style:style style:name="P16" style:family="paragraph" style:parent-style-name="Standard">
      <style:text-properties fo:color="#131313" style:text-outline="false" style:font-name="Times New Roman" fo:font-size="12pt" fo:letter-spacing="normal" officeooo:rsid="0035b314" officeooo:paragraph-rsid="0034ff4e" style:letter-kerning="false" style:font-size-asian="12pt" style:font-size-complex="12pt"/>
    </style:style>
    <style:style style:name="P17" style:family="paragraph" style:parent-style-name="Standard">
      <style:text-properties fo:color="#131313" style:text-outline="false" style:font-name="Times New Roman" fo:font-size="12pt" fo:letter-spacing="normal" officeooo:paragraph-rsid="0034ff4e" style:letter-kerning="false" style:font-size-asian="12pt" style:font-size-complex="12pt"/>
    </style:style>
    <style:style style:name="P18" style:family="paragraph" style:parent-style-name="Standard">
      <style:text-properties fo:color="#000000" style:text-outline="false" style:font-name="Times New Roman" fo:font-size="12pt" fo:letter-spacing="normal" style:letter-kerning="false" style:font-size-asian="12pt" style:font-size-complex="12pt"/>
    </style:style>
    <style:style style:name="P19" style:family="paragraph" style:parent-style-name="Standard">
      <style:text-properties fo:color="#000000" style:text-outline="false" style:font-name="Times New Roman" fo:font-size="12pt" fo:letter-spacing="normal" officeooo:paragraph-rsid="0034ff4e" style:letter-kerning="false" style:font-size-asian="12pt" style:font-size-complex="12pt"/>
    </style:style>
    <style:style style:name="P20" style:family="paragraph" style:parent-style-name="Standard">
      <style:text-properties fo:color="#191919" style:text-outline="false" style:font-name="Times New Roman" fo:font-size="16pt" fo:letter-spacing="normal" officeooo:rsid="0002e302" officeooo:paragraph-rsid="000140de" style:letter-kerning="false" style:font-size-asian="16pt"/>
    </style:style>
    <style:style style:name="P21" style:family="paragraph" style:parent-style-name="Standard">
      <style:text-properties style:font-name="Times New Roman" fo:font-size="12pt" officeooo:paragraph-rsid="0034ff4e" style:font-size-asian="12pt" style:font-size-complex="12pt"/>
    </style:style>
    <style:style style:name="P22" style:family="paragraph" style:parent-style-name="Standard">
      <style:paragraph-properties style:border-line-width-bottom="0.0047in 0.0047in 0.0047in" fo:padding="0.0291in" fo:border-left="none" fo:border-right="none" fo:border-top="none" fo:border-bottom="1.05pt double #000000" style:join-border="false"/>
      <style:text-properties fo:color="#131313" style:text-outline="false" style:font-name="Times New Roman" fo:font-size="12pt" fo:letter-spacing="normal" style:letter-kerning="false" style:font-size-asian="12pt" style:font-size-complex="12pt"/>
    </style:style>
    <style:style style:name="P23" style:family="paragraph" style:parent-style-name="Standard">
      <style:text-properties fo:color="#101010" style:text-outline="false" style:font-name="Times New Roman" fo:font-size="12pt" fo:letter-spacing="normal" style:letter-kerning="false" style:font-size-asian="12pt" style:font-size-complex="12pt"/>
    </style:style>
    <style:style style:name="P24" style:family="paragraph" style:parent-style-name="Standard">
      <style:text-properties fo:color="#101010" style:text-outline="false" style:font-name="Times New Roman" fo:font-size="12pt" fo:letter-spacing="normal" officeooo:rsid="0002e302" officeooo:paragraph-rsid="0034ff4e" style:letter-kerning="false" style:font-size-asian="12pt" style:font-size-complex="12pt"/>
    </style:style>
    <style:style style:name="P25" style:family="paragraph" style:parent-style-name="Standard">
      <style:text-properties fo:color="#101010" style:text-outline="false" style:font-name="Times New Roman" fo:font-size="12pt" fo:letter-spacing="normal" officeooo:paragraph-rsid="0034ff4e" style:letter-kerning="false" style:font-size-asian="12pt" style:font-size-complex="12pt"/>
    </style:style>
    <style:style style:name="P26" style:family="paragraph" style:parent-style-name="Standard">
      <style:text-properties fo:color="#191919" style:text-outline="false" style:font-name="Times New Roman" fo:font-size="12pt" fo:letter-spacing="normal" officeooo:paragraph-rsid="0034ff4e" style:letter-kerning="false" style:font-size-asian="12pt" style:font-size-complex="12pt"/>
    </style:style>
    <style:style style:name="P27" style:family="paragraph" style:parent-style-name="Standard">
      <style:text-properties fo:color="#191919" style:text-outline="false" style:font-name="Times New Roman" fo:font-size="12pt" fo:letter-spacing="normal" officeooo:paragraph-rsid="0036494d" style:letter-kerning="false" style:font-size-asian="12pt" style:font-size-complex="12pt"/>
    </style:style>
    <style:style style:name="P28" style:family="paragraph" style:parent-style-name="Standard">
      <style:text-properties fo:color="#191919" style:text-outline="false" style:font-name="Times New Roman" fo:font-size="16pt" fo:letter-spacing="normal" officeooo:rsid="0002e302" officeooo:paragraph-rsid="0034ff4e" style:letter-kerning="false" style:font-size-asian="16pt" style:font-size-complex="12pt"/>
    </style:style>
    <style:style style:name="P29" style:family="paragraph" style:parent-style-name="Standard">
      <style:text-properties fo:color="#191919" style:text-outline="false" style:font-name="TimesNewRomanPSMT" fo:font-size="16pt" fo:letter-spacing="normal" officeooo:rsid="000140de" officeooo:paragraph-rsid="0036494d" style:letter-kerning="false" style:font-size-asian="16pt" style:font-size-complex="12pt"/>
    </style:style>
    <style:style style:name="P30" style:family="paragraph" style:parent-style-name="Standard">
      <style:text-properties fo:color="#191919" style:text-outline="false" style:font-name="TimesNewRomanPSMT" fo:font-size="16pt" fo:letter-spacing="normal" officeooo:rsid="0002e302" officeooo:paragraph-rsid="0036494d" style:letter-kerning="false" style:font-size-asian="16pt" style:font-size-complex="12pt"/>
    </style:style>
    <style:style style:name="P31" style:family="paragraph" style:parent-style-name="Standard">
      <style:text-properties fo:color="#191919" style:text-outline="false" style:font-name="TimesNewRomanPSMT" fo:font-size="16pt" fo:letter-spacing="normal" officeooo:rsid="000140de" officeooo:paragraph-rsid="0036494d" style:letter-kerning="false" style:font-size-asian="16pt"/>
    </style:style>
    <style:style style:name="P32" style:family="paragraph" style:parent-style-name="Standard">
      <style:text-properties fo:color="#191919" style:text-outline="false" style:font-name="TimesNewRomanPSMT" fo:font-size="16pt" fo:letter-spacing="normal" officeooo:rsid="0002e302" officeooo:paragraph-rsid="0036494d" style:letter-kerning="false" style:font-size-asian="16pt"/>
    </style:style>
    <style:style style:name="P33" style:family="paragraph" style:parent-style-name="Standard">
      <style:text-properties fo:color="#131313" style:text-outline="false" style:font-name="Times New Roman" fo:font-size="12pt" fo:letter-spacing="normal" officeooo:paragraph-rsid="0034ff4e" style:letter-kerning="false" style:font-size-asian="12pt" style:font-size-complex="12pt"/>
    </style:style>
    <style:style style:name="P34" style:family="paragraph" style:parent-style-name="Standard">
      <style:text-properties fo:color="#131313" style:text-outline="false" style:font-name="Times New Roman" fo:font-size="12pt" fo:letter-spacing="normal" officeooo:rsid="0002e302" officeooo:paragraph-rsid="0036494d" style:letter-kerning="false" style:font-size-asian="12pt" style:font-size-complex="12pt"/>
    </style:style>
    <style:style style:name="P35" style:family="paragraph" style:parent-style-name="Standard">
      <style:text-properties fo:color="#131313" style:text-outline="false" style:font-name="Times New Roman" fo:font-size="12pt" fo:letter-spacing="normal" officeooo:rsid="000f2538" officeooo:paragraph-rsid="0036494d" style:letter-kerning="false" style:font-size-asian="12pt" style:font-size-complex="12pt"/>
    </style:style>
    <style:style style:name="P36" style:family="paragraph" style:parent-style-name="Standard">
      <style:text-properties fo:color="#131313" style:text-outline="false" style:font-name="Times New Roman" fo:font-size="12pt" fo:letter-spacing="normal" officeooo:rsid="00316444" officeooo:paragraph-rsid="0036494d" style:letter-kerning="false" style:font-size-asian="12pt" style:font-size-complex="12pt"/>
    </style:style>
    <style:style style:name="P37" style:family="paragraph" style:parent-style-name="Standard">
      <style:text-properties fo:color="#131313" style:text-outline="false" style:font-name="Times New Roman" fo:font-size="12pt" fo:letter-spacing="normal" officeooo:rsid="002c0a9a" officeooo:paragraph-rsid="0036494d" style:letter-kerning="false" style:font-size-asian="12pt" style:font-size-complex="12pt"/>
    </style:style>
    <style:style style:name="P38" style:family="paragraph" style:parent-style-name="Standard">
      <style:text-properties fo:color="#131313" style:text-outline="false" style:font-name="Times New Roman" fo:font-size="12pt" fo:letter-spacing="normal" officeooo:rsid="00325a0b" officeooo:paragraph-rsid="0036494d" style:letter-kerning="false" style:font-size-asian="12pt" style:font-size-complex="12pt"/>
    </style:style>
    <style:style style:name="P39" style:family="paragraph" style:parent-style-name="Standard">
      <style:text-properties fo:color="#131313" style:text-outline="false" style:font-name="Times New Roman" fo:font-size="12pt" fo:letter-spacing="normal" officeooo:paragraph-rsid="0036494d" style:letter-kerning="false" style:font-size-asian="12pt" style:font-size-complex="12pt"/>
    </style:style>
    <style:style style:name="P40" style:family="paragraph" style:parent-style-name="Standard">
      <style:text-properties fo:color="#131313" style:text-outline="false" style:font-name="Times New Roman" fo:font-size="12pt" fo:letter-spacing="normal" officeooo:rsid="002e8b0b" officeooo:paragraph-rsid="0036494d" style:letter-kerning="false" style:font-size-asian="12pt" style:font-size-complex="12pt"/>
    </style:style>
    <style:style style:name="P41" style:family="paragraph" style:parent-style-name="Standard">
      <style:text-properties fo:color="#131313" style:text-outline="false" style:font-name="Times New Roman" fo:font-size="12pt" fo:letter-spacing="normal" officeooo:rsid="002dd837" officeooo:paragraph-rsid="0036494d" style:letter-kerning="false" style:font-size-asian="12pt" style:font-size-complex="12pt"/>
    </style:style>
    <style:style style:name="P42" style:family="paragraph" style:parent-style-name="Standard">
      <style:text-properties fo:color="#131313" style:text-outline="false" style:font-name="Times New Roman" fo:font-size="12pt" fo:letter-spacing="normal" officeooo:rsid="0017a25b" officeooo:paragraph-rsid="0036494d" style:letter-kerning="false" style:font-size-asian="12pt" style:font-size-complex="12pt"/>
    </style:style>
    <style:style style:name="P43" style:family="paragraph" style:parent-style-name="Standard">
      <style:text-properties fo:color="#131313" style:text-outline="false" style:font-name="Times New Roman" fo:font-size="12pt" fo:letter-spacing="normal" officeooo:rsid="00269f45" officeooo:paragraph-rsid="0036494d" style:letter-kerning="false" style:font-size-asian="12pt" style:font-size-complex="12pt"/>
    </style:style>
    <style:style style:name="P44" style:family="paragraph" style:parent-style-name="Standard">
      <style:text-properties fo:color="#131313" style:text-outline="false" style:font-name="Times New Roman" fo:font-size="12pt" fo:letter-spacing="normal" officeooo:rsid="00285548" officeooo:paragraph-rsid="0036494d" style:letter-kerning="false" style:font-size-asian="12pt" style:font-size-complex="12pt"/>
    </style:style>
    <style:style style:name="P45" style:family="paragraph" style:parent-style-name="Standard">
      <style:text-properties fo:color="#131313" style:text-outline="false" style:font-name="TimesNewRomanPSMT" fo:font-size="12pt" fo:letter-spacing="normal" officeooo:rsid="000f2538" officeooo:paragraph-rsid="0036494d" style:letter-kerning="false" style:font-size-asian="12pt" style:font-size-complex="12pt"/>
    </style:style>
    <style:style style:name="P46" style:family="paragraph" style:parent-style-name="Standard">
      <style:text-properties fo:color="#131313" style:text-outline="false" style:font-name="TimesNewRomanPSMT" fo:font-size="12pt" fo:letter-spacing="normal" officeooo:rsid="00101ed2" officeooo:paragraph-rsid="0036494d" style:letter-kerning="false" style:font-size-asian="12pt" style:font-size-complex="12pt"/>
    </style:style>
    <style:style style:name="P47" style:family="paragraph" style:parent-style-name="Standard">
      <style:text-properties fo:color="#131313" style:text-outline="false" style:font-name="TimesNewRomanPSMT" fo:font-size="12pt" fo:letter-spacing="normal" officeooo:rsid="0014c905" officeooo:paragraph-rsid="0036494d" style:letter-kerning="false" style:font-size-asian="12pt" style:font-size-complex="12pt"/>
    </style:style>
    <style:style style:name="P48" style:family="paragraph" style:parent-style-name="Standard">
      <style:text-properties fo:color="#131313" style:text-outline="false" style:font-name="TimesNewRomanPSMT" fo:font-size="12pt" fo:letter-spacing="normal" officeooo:paragraph-rsid="0036494d" style:letter-kerning="false" style:font-size-asian="12pt" style:font-size-complex="12pt"/>
    </style:style>
    <style:style style:name="P49" style:family="paragraph" style:parent-style-name="Standard">
      <style:paragraph-properties fo:text-align="center" style:justify-single-word="false"/>
      <style:text-properties fo:color="#131313" style:text-outline="false" style:font-name="TimesNewRomanPSMT" fo:font-size="14pt" fo:letter-spacing="normal" style:text-underline-style="solid" style:text-underline-width="auto" style:text-underline-color="font-color" fo:font-weight="normal" officeooo:rsid="0036494d" officeooo:paragraph-rsid="0036494d" style:letter-kerning="false" style:font-size-asian="12.25pt" style:font-weight-asian="normal" style:font-size-complex="14pt" style:font-weight-complex="normal"/>
    </style:style>
    <style:style style:name="P50" style:family="paragraph" style:parent-style-name="Standard">
      <style:text-properties fo:color="#000000" style:text-outline="false" style:font-name="Times New Roman" fo:font-size="12pt" fo:letter-spacing="normal" officeooo:paragraph-rsid="0036494d" style:letter-kerning="false" style:font-size-asian="12pt" style:font-size-complex="12pt"/>
    </style:style>
    <style:style style:name="P51" style:family="paragraph" style:parent-style-name="Standard">
      <style:text-properties fo:color="#000000" style:text-outline="false" style:font-name="ArialMT" fo:font-size="12pt" fo:letter-spacing="normal" officeooo:paragraph-rsid="0036494d" style:letter-kerning="false" style:font-size-asian="12pt" style:font-size-complex="12pt"/>
    </style:style>
    <style:style style:name="P52" style:family="paragraph" style:parent-style-name="Standard">
      <style:text-properties style:font-name="Times New Roman" fo:font-size="12pt" officeooo:paragraph-rsid="0036494d" style:font-size-asian="12pt" style:font-size-complex="12pt"/>
    </style:style>
    <style:style style:name="P53" style:family="paragraph" style:parent-style-name="Standard">
      <style:text-properties fo:font-size="12pt" officeooo:paragraph-rsid="0036494d" style:font-size-asian="12pt" style:font-size-complex="12pt"/>
    </style:style>
    <style:style style:name="T1" style:family="text">
      <style:text-properties officeooo:rsid="002a2cc1"/>
    </style:style>
    <style:style style:name="T2" style:family="text">
      <style:text-properties officeooo:rsid="00316444"/>
    </style:style>
    <style:style style:name="T3" style:family="text">
      <style:text-properties officeooo:rsid="003328ba"/>
    </style:style>
    <style:style style:name="T4" style:family="text">
      <style:text-properties officeooo:rsid="00335aab"/>
    </style:style>
    <style:style style:name="T5" style:family="text">
      <style:text-properties style:text-position="super 58%"/>
    </style:style>
    <style:style style:name="T6" style:family="text">
      <style:text-properties style:text-position="super 58%" officeooo:rsid="00335aab"/>
    </style:style>
    <style:style style:name="T7" style:family="text">
      <style:text-properties officeooo:rsid="0034f085"/>
    </style:style>
    <style:style style:name="T8" style:family="text">
      <style:text-properties fo:color="#101010" style:text-outline="false" style:text-position="super 58%" fo:letter-spacing="normal" style:letter-kerning="false"/>
    </style:style>
    <style:style style:name="T9" style:family="text">
      <style:text-properties fo:color="#101010" style:text-outline="false" fo:letter-spacing="normal" style:letter-kerning="false"/>
    </style:style>
    <style:style style:name="T10" style:family="text">
      <style:text-properties fo:color="#101010" style:text-outline="false" fo:letter-spacing="normal" officeooo:rsid="0034ff4e" style:letter-kerning="false"/>
    </style:style>
    <style:style style:name="T11" style:family="text">
      <style:text-properties officeooo:rsid="0039877c"/>
    </style:style>
    <style:style style:name="T12" style:family="text">
      <style:text-properties officeooo:rsid="003811e4"/>
    </style:style>
    <style:style style:name="T13" style:family="text">
      <style:text-properties officeooo:rsid="0035b314"/>
    </style:style>
    <style:style style:name="T14" style:family="text">
      <style:text-properties officeooo:rsid="003d9fda"/>
    </style:style>
    <style:style style:name="T15" style:family="text">
      <style:text-properties officeooo:rsid="0046271f"/>
    </style:style>
    <style:style style:name="T16" style:family="text">
      <style:text-properties officeooo:rsid="00438786"/>
    </style:style>
    <style:style style:name="T17" style:family="text">
      <style:text-properties officeooo:rsid="00372d15"/>
    </style:style>
    <style:style style:name="T18" style:family="text">
      <style:text-properties officeooo:rsid="003b9a23"/>
    </style:style>
    <style:style style:name="T19" style:family="text">
      <style:text-properties officeooo:rsid="003e0082"/>
    </style:style>
    <style:style style:name="T20" style:family="text">
      <style:text-properties officeooo:rsid="00413633"/>
    </style:style>
    <style:style style:name="T21" style:family="text">
      <style:text-properties officeooo:rsid="00325a0b"/>
    </style:style>
    <style:style style:name="T22" style:family="text">
      <style:text-properties officeooo:rsid="00269f45"/>
    </style:style>
    <style:style style:name="T23" style:family="text">
      <style:text-properties officeooo:rsid="00300ecd"/>
    </style:style>
    <style:style style:name="T24" style:family="text">
      <style:text-properties officeooo:rsid="002dd837"/>
    </style:style>
    <style:style style:name="T25" style:family="text">
      <style:text-properties officeooo:rsid="002e8b0b"/>
    </style:style>
    <style:style style:name="T26" style:family="text">
      <style:text-properties officeooo:rsid="000db18b"/>
    </style:style>
    <style:style style:name="T27" style:family="text">
      <style:text-properties officeooo:rsid="00157568"/>
    </style:style>
    <style:style style:name="T28" style:family="text">
      <style:text-properties officeooo:rsid="0017220e"/>
    </style:style>
    <style:style style:name="T29" style:family="text">
      <style:text-properties officeooo:rsid="0019e23e"/>
    </style:style>
    <style:style style:name="T30" style:family="text">
      <style:text-properties fo:color="#131313" style:text-outline="false" fo:letter-spacing="normal" style:letter-kerning="false"/>
    </style:style>
    <style:style style:name="T31" style:family="text">
      <style:text-properties fo:color="#131313" style:text-outline="false" fo:letter-spacing="normal" officeooo:rsid="0019e23e" style:letter-kerning="false"/>
    </style:style>
    <style:style style:name="T32" style:family="text">
      <style:text-properties fo:color="#131313" style:text-outline="false" fo:letter-spacing="normal" officeooo:rsid="001de64f" style:letter-kerning="false"/>
    </style:style>
    <style:style style:name="T33" style:family="text">
      <style:text-properties fo:color="#131313" style:text-outline="false" style:font-name="TimesNewRomanPSMT" fo:letter-spacing="normal" style:letter-kerning="false"/>
    </style:style>
    <style:style style:name="T34" style:family="text">
      <style:text-properties fo:color="#131313" style:text-outline="false" style:font-name="TimesNewRomanPSMT" fo:letter-spacing="normal" officeooo:rsid="00101ed2" style:letter-kerning="false"/>
    </style:style>
    <style:style style:name="T35" style:family="text">
      <style:text-properties fo:color="#131313" style:text-outline="false" style:font-name="TimesNewRomanPSMT" fo:letter-spacing="normal" officeooo:rsid="0014c905" style:letter-kerning="false"/>
    </style:style>
    <style:style style:name="T36" style:family="text">
      <style:text-properties fo:color="#131313" style:text-outline="false" style:text-position="super 58%" style:font-name="TimesNewRomanPSMT" fo:letter-spacing="normal" style:letter-kerning="false"/>
    </style:style>
    <style:style style:name="T37" style:family="text">
      <style:text-properties fo:color="#131313" style:font-name="ArialMT"/>
    </style:style>
    <style:style style:name="T38" style:family="text">
      <style:text-properties fo:color="#131313" style:font-name="TimesNewRomanPSMT"/>
    </style:style>
    <style:style style:name="T39" style:family="text">
      <style:text-properties officeooo:rsid="001c529a"/>
    </style:style>
    <style:style style:name="T40" style:family="text">
      <style:text-properties officeooo:rsid="001de64f"/>
    </style:style>
    <style:style style:name="T41" style:family="text">
      <style:text-properties officeooo:rsid="0022fa11"/>
    </style:style>
    <style:style style:name="T42" style:family="text">
      <style:text-properties officeooo:rsid="002488c4"/>
    </style:style>
    <style:style style:name="T43" style:family="text">
      <style:text-properties officeooo:rsid="00285548"/>
    </style:style>
    <style:style style:name="T44" style:family="text">
      <style:text-properties officeooo:rsid="0027d975"/>
    </style:style>
    <style:style style:name="T45" style:family="text">
      <style:text-properties officeooo:rsid="000ece80"/>
    </style:style>
    <style:style style:name="T46" style:family="text">
      <style:text-properties officeooo:rsid="000f253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Meeting Minutes</text:p>
      <text:p text:style-name="P48"/>
      <text:p text:style-name="P48">============================================================</text:p>
      <text:p text:style-name="P48">Group Project 09 - CS22120 </text:p>
      <text:p text:style-name="P48">============================================================</text:p>
      <text:p text:style-name="P48">Weekly Project Meeting: 2</text:p>
      <text:p text:style-name="P48">============================================================</text:p>
      <text:p text:style-name="P51"/>
      <text:p text:style-name="P48">Attendance: </text:p>
      <text:p text:style-name="P48">Wayne Aubrey waa2</text:p>
      <text:p text:style-name="P48">Dogger, Einar eid8</text:p>
      <text:p text:style-name="P48">Doran, Jake Peter John jpd4</text:p>
      <text:p text:style-name="P48">Jankowski, Bartlomej baj</text:p>
      <text:p text:style-name="P48">Downing, James jad45 </text:p>
      <text:p text:style-name="P48">Kabulski, Pawel pak17</text:p>
      <text:p text:style-name="P51"/>
      <text:p text:style-name="P48">Absent:</text:p>
      <text:p text:style-name="P48">Finlay, Henry hef6 – Yellow Card</text:p>
      <text:p text:style-name="P48">Gould, James jag32 – Yellow Card</text:p>
      <text:p text:style-name="P48">Pascoe, Benjamin bep19 – Yellow Card (Not sure if he is keeping grade from last year)</text:p>
      <text:p text:style-name="P48">Petrov, Nedialko Nikolaev nep5  - Yellow Card</text:p>
      <text:p text:style-name="P51"/>
      <text:p text:style-name="P48">Meeting Venue: Llandinam C57A</text:p>
      <text:p text:style-name="P48">Meeting Date: 14/10/15 </text:p>
      <text:p text:style-name="P51"/>
      <text:p text:style-name="P48">These minutes are circulated to:</text:p>
      <text:p text:style-name="P48">Wayne Aubrey- waa2</text:p>
      <text:p text:style-name="P48">Dogger, Einar eid8</text:p>
      <text:p text:style-name="P48">Doran, Jake Peter John jpd4</text:p>
      <text:p text:style-name="P48">Downing, James jad45</text:p>
      <text:p text:style-name="P48">Finlay, Henry hef6</text:p>
      <text:p text:style-name="P48">Gould, James jag32</text:p>
      <text:p text:style-name="P48">Jankowski, Bartlomej baj</text:p>
      <text:p text:style-name="P48">Kabulski, Pawel pak17</text:p>
      <text:p text:style-name="P48">Pascoe, Benjamin bep19</text:p>
      <text:p text:style-name="P48">Petrov, Nedialko Nikolaev nep5 </text:p>
      <text:p text:style-name="P51"/>
      <text:p text:style-name="P51"/>
      <text:p text:style-name="P48">============================================================</text:p>
      <text:p text:style-name="P48">Matters Arising</text:p>
      <text:p text:style-name="P48">============================================================</text:p>
      <text:p text:style-name="P48">1) Informal meeting still needs to be arranged.</text:p>
      <text:p text:style-name="P48">2)</text:p>
      <text:p text:style-name="P48">3)</text:p>
      <text:p text:style-name="P48">============================================================</text:p>
      <text:p text:style-name="P48">New Business</text:p>
      <text:p text:style-name="P48">============================================================</text:p>
      <text:p text:style-name="P53"><text:span text:style-name="T33">1) Stressed the urgency to start the Design Specification. Due date is the 28</text:span><text:span text:style-name="T36">th</text:span><text:span text:style-name="T33"> October. Recommended to have a draft done ready for next meeting.</text:span></text:p>
      <text:p text:style-name="P48">2)</text:p>
      <text:p text:style-name="P48">3)</text:p>
      <text:p text:style-name="P48">============================================================</text:p>
      <text:p text:style-name="P48"><text:soft-page-break/>Actions</text:p>
      <text:p text:style-name="P48">============================================================</text:p>
      <text:p text:style-name="P48">Everyone:</text:p>
      <text:p text:style-name="P48">- Send timetable to group email or Einar so that an informal meeting can be made. This needs to include any personal time as well i.e sports, societies, work etc.</text:p>
      <text:p text:style-name="P48">- Send blog url to group email.</text:p>
      <text:p text:style-name="P51"/>
      <text:p text:style-name="P48">- Google Doc will be used for the creation of documentation. Everyone needs to send their email to Einar so they can be added.</text:p>
      <text:p text:style-name="P51"/>
      <text:p text:style-name="P48">Meeting room: Computer and Projector support.</text:p>
      <text:p text:style-name="P48">============================================================</text:p>
      <text:p text:style-name="P48">AOB</text:p>
      <text:p text:style-name="P48">============================================================</text:p>
      <text:p text:style-name="P48">1) Discussion about Yellow Cards and how they can be redeemed.</text:p>
      <text:p text:style-name="P48">Redemption:</text:p>
      <text:p text:style-name="P48">- Attendance to meetings (informal meetings and tutorials).</text:p>
      <text:p text:style-name="P48">- Read the documentation available online.</text:p>
      <text:p text:style-name="P48">2) Discussed apologies.</text:p>
      <text:p text:style-name="P48">============================================================</text:p>
      <text:p text:style-name="P48">Author: Jake Doran   v1.0</text:p>
      <text:p text:style-name="P27"><text:span text:style-name="T37"> </text:span><text:span text:style-name="T38">============================================================</text:span></text:p>
      <text:p text:style-name="P2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Group Project 09 - CS22120 </text:p>
      <text:p text:style-name="P48">============================================================</text:p>
      <text:p text:style-name="P48">Weekly <text:span text:style-name="T26">Informal </text:span>Project Meeting: 2</text:p>
      <text:p text:style-name="P48">============================================================</text:p>
      <text:p text:style-name="P51"/>
      <text:p text:style-name="P48">Attendance: </text:p>
      <text:p text:style-name="P48">Dogger, Einar eid8</text:p>
      <text:p text:style-name="P48">Doran, Jake Peter John jpd4</text:p>
      <text:p text:style-name="P48">Downing, James jad45 </text:p>
      <text:p text:style-name="P48">Kabulski, Pawel pak17</text:p>
      <text:p text:style-name="P48">Finlay, Henry hef6</text:p>
      <text:p text:style-name="P48">Gould, James jag32</text:p>
      <text:p text:style-name="P48">Petrov, Nedialko Nikolaev nep5 </text:p>
      <text:p text:style-name="P48">Jankowski, Bartlomej baj</text:p>
      <text:p text:style-name="P48"/>
      <text:p text:style-name="P45">Apologies:</text:p>
      <text:p text:style-name="P46"/>
      <text:p text:style-name="P51"/>
      <text:p text:style-name="P48">Absent:</text:p>
      <text:p text:style-name="P48"/>
      <text:p text:style-name="P51"/>
      <text:p text:style-name="P48">Meeting Venue: <text:span text:style-name="T45">P5 1.61</text:span></text:p>
      <text:p text:style-name="P48">Meeting Date: 1<text:span text:style-name="T45">9</text:span>/10/15 </text:p>
      <text:p text:style-name="P51"/>
      <text:p text:style-name="P48">These minutes are circulated to:</text:p>
      <text:p text:style-name="P48">Wayne Aubrey- waa2</text:p>
      <text:p text:style-name="P48">Dogger, Einar eid8</text:p>
      <text:p text:style-name="P48">Doran, Jake Peter John jpd4</text:p>
      <text:p text:style-name="P48">Downing, James jad45</text:p>
      <text:p text:style-name="P48">Finlay, Henry hef6</text:p>
      <text:p text:style-name="P48">Gould, James jag32</text:p>
      <text:p text:style-name="P48">Jankowski, Bartlomej baj</text:p>
      <text:p text:style-name="P48">Kabulski, Pawel pak17</text:p>
      <text:p text:style-name="P48">Pascoe, Benjamin bep19</text:p>
      <text:p text:style-name="P48">Petrov, Nedialko Nikolaev nep5 </text:p>
      <text:p text:style-name="P51"/>
      <text:p text:style-name="P51"/>
      <text:p text:style-name="P48">============================================================</text:p>
      <text:p text:style-name="P48">Matters Arising</text:p>
      <text:p text:style-name="P48">============================================================</text:p>
      <text:p text:style-name="P48">1) <text:span text:style-name="T46">Informal meetings have now been booked, every Monday 2pm – 3pm P5 room 1.61.</text:span></text:p>
      <text:p text:style-name="P48">2)</text:p>
      <text:p text:style-name="P48">3)</text:p>
      <text:p text:style-name="P48"/>
      <text:p text:style-name="P48"/>
      <text:p text:style-name="P48"/>
      <text:p text:style-name="P48"/>
      <text:p text:style-name="P48"/>
      <text:p text:style-name="P48">============================================================</text:p>
      <text:p text:style-name="P48">New Business</text:p>
      <text:p text:style-name="P48">============================================================</text:p>
      <text:p text:style-name="P53"><text:soft-page-break/><text:span text:style-name="T33">1) </text:span><text:span text:style-name="T34">Discussed possible user interface designs which were presented by group members. </text:span><text:span text:style-name="T35">Drawing strengths and weaknesses from each.</text:span></text:p>
      <text:p text:style-name="P48">2)</text:p>
      <text:p text:style-name="P48">3)</text:p>
      <text:p text:style-name="P48">============================================================</text:p>
      <text:p text:style-name="P48">Actions</text:p>
      <text:p text:style-name="P48">============================================================</text:p>
      <text:p text:style-name="P47">Web:</text:p>
      <text:p text:style-name="P47">- Convert the paper version of the UI design into a digital version that can be used in the documentation.</text:p>
      <text:p text:style-name="P47">Java:</text:p>
      <text:p text:style-name="P47">- Create a UI design for the Java Application to be used in the documentation.</text:p>
      <text:p text:style-name="P48">============================================================</text:p>
      <text:p text:style-name="P48">AOB</text:p>
      <text:p text:style-name="P48">============================================================</text:p>
      <text:p text:style-name="P48"/>
      <text:p text:style-name="P48">============================================================</text:p>
      <text:p text:style-name="P48">Author: Jake Doran   v1.0</text:p>
      <text:p text:style-name="P27"><text:span text:style-name="T37"> </text:span><text:span text:style-name="T38">============================================================</text:span></text:p>
      <text:p text:style-name="P29"/>
      <text:p text:style-name="P29"/>
      <text:p text:style-name="P29"/>
      <text:p text:style-name="P29"/>
      <text:p text:style-name="P29"/>
      <text:p text:style-name="P29"/>
      <text:p text:style-name="P29"/>
      <text:p text:style-name="P2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Group Project 09 - CS22120 </text:p>
      <text:p text:style-name="P39">============================================================</text:p>
      <text:p text:style-name="P39">Weekly<text:span text:style-name="T26"> </text:span>Project Meeting: <text:span text:style-name="T27">3</text:span></text:p>
      <text:p text:style-name="P39">============================================================</text:p>
      <text:p text:style-name="P50"/>
      <text:p text:style-name="P39">Attendance: </text:p>
      <text:p text:style-name="P39">Dogger, Einar eid8</text:p>
      <text:p text:style-name="P39">Doran, Jake Peter John jpd4</text:p>
      <text:p text:style-name="P39">Downing, James jad45 </text:p>
      <text:p text:style-name="P39">Kabulski, Pawel pak17</text:p>
      <text:p text:style-name="P39">Finlay, Henry hef6</text:p>
      <text:p text:style-name="P39">Jankowski, Bartlomej baj</text:p>
      <text:p text:style-name="P39">Petrov, Nedialko Nikolaev nep5 </text:p>
      <text:p text:style-name="P39">Gould, James jag32</text:p>
      <text:p text:style-name="P39"/>
      <text:p text:style-name="P35">Apologies:</text:p>
      <text:p text:style-name="P35">-</text:p>
      <text:p text:style-name="P50"/>
      <text:p text:style-name="P39">Absent:</text:p>
      <text:p text:style-name="P39">-</text:p>
      <text:p text:style-name="P50"/>
      <text:p text:style-name="P39">Meeting Venue: <text:span text:style-name="T28">Llandinam C57A</text:span></text:p>
      <text:p text:style-name="P39">Meeting Date: <text:span text:style-name="T28">21</text:span>/10/15 </text:p>
      <text:p text:style-name="P50"/>
      <text:p text:style-name="P39">These minutes are circulated to:</text:p>
      <text:p text:style-name="P39">Wayne Aubrey- waa2</text:p>
      <text:p text:style-name="P39">Dogger, Einar eid8</text:p>
      <text:p text:style-name="P39">Doran, Jake Peter John jpd4</text:p>
      <text:p text:style-name="P39">Downing, James jad45</text:p>
      <text:p text:style-name="P39">Finlay, Henry hef6</text:p>
      <text:p text:style-name="P39">Gould, James jag32</text:p>
      <text:p text:style-name="P39">Jankowski, Bartlomej baj</text:p>
      <text:p text:style-name="P39">Kabulski, Pawel pak17</text:p>
      <text:p text:style-name="P39">Petrov, Nedialko Nikolaev nep5 </text:p>
      <text:p text:style-name="P50"/>
      <text:p text:style-name="P39">============================================================</text:p>
      <text:p text:style-name="P39">Matters Arising</text:p>
      <text:p text:style-name="P39">============================================================</text:p>
      <text:p text:style-name="P39">1) <text:span text:style-name="T29">Outline Design Specification still needs to be completed.</text:span></text:p>
      <text:p text:style-name="P39">2) </text:p>
      <text:p text:style-name="P39">3) </text:p>
      <text:p text:style-name="P39">============================================================</text:p>
      <text:p text:style-name="P39">New Business</text:p>
      <text:p text:style-name="P39">============================================================</text:p>
      <text:p text:style-name="P52"><text:span text:style-name="T30">1) </text:span><text:span text:style-name="T31">Project Plan needs to start being put into a formal document based upon group discussions. See quality assurance documentation. </text:span><text:span text:style-name="T32">This covers Gnatt Chart and Risk Analysis.</text:span></text:p>
      <text:p text:style-name="P39">2) <text:span text:style-name="T29">Add time spent in meetings to time spent on blogs. Make sure to be updating blogs before each formal meeting, so before Wednesday 12:10 each week.</text:span></text:p>
      <text:p text:style-name="P39">3) <text:span text:style-name="T29">Test Specification needs to start being thought of. See quality assurance documentation.</text:span></text:p>
      <text:p text:style-name="P39">============================================================</text:p>
      <text:p text:style-name="P39">Actions</text:p>
      <text:p text:style-name="P39"><text:soft-page-break/>============================================================</text:p>
      <text:p text:style-name="P42">- GitHub Repo<text:span text:style-name="T29">sitory</text:span> Creation add WAu<text:span text:style-name="T29">b</text:span>ery (Wayne) to the repository.</text:p>
      <text:p text:style-name="P42">- <text:span text:style-name="T39">Finish the outline design specification for Monday's informal meeting to be reviewed by the group: The Deployment Description. </text:span></text:p>
      <text:p text:style-name="P42">- <text:span text:style-name="T40">Project Plan ready for next week: QA.05B</text:span></text:p>
      <text:p text:style-name="P42">- <text:span text:style-name="T29">Submit Outline Design Specification before next Wednesday's meeting.</text:span></text:p>
      <text:p text:style-name="P42">- <text:span text:style-name="T29">Start thinking about the Test Specification. Read the Test Specification document: QA.06</text:span></text:p>
      <text:p text:style-name="P39">============================================================</text:p>
      <text:p text:style-name="P39">AOB</text:p>
      <text:p text:style-name="P39">============================================================</text:p>
      <text:p text:style-name="P39"/>
      <text:p text:style-name="P39">============================================================</text:p>
      <text:p text:style-name="P39">Author: Jake Doran   v1.0</text:p>
      <text:p text:style-name="P39"> ============================================================</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Group Project 09 - CS22120 </text:p>
      <text:p text:style-name="P39">============================================================</text:p>
      <text:p text:style-name="P39">Weekly <text:span text:style-name="T41">Informal </text:span>Project Meeting: <text:span text:style-name="T27">3</text:span></text:p>
      <text:p text:style-name="P39">============================================================</text:p>
      <text:p text:style-name="P50"/>
      <text:p text:style-name="P39">Attendance: </text:p>
      <text:p text:style-name="P39">Dogger, Einar eid8</text:p>
      <text:p text:style-name="P39">Doran, Jake Peter John jpd4</text:p>
      <text:p text:style-name="P39">Downing, James jad45 </text:p>
      <text:p text:style-name="P39">Kabulski, Pawel pak17</text:p>
      <text:p text:style-name="P39">Finlay, Henry hef6</text:p>
      <text:p text:style-name="P39">Petrov, Nedialko Nikolaev nep5 </text:p>
      <text:p text:style-name="P39">Gould, James jag32</text:p>
      <text:p text:style-name="P39">Jankowski, Bartlomej baj</text:p>
      <text:p text:style-name="P39"/>
      <text:p text:style-name="P35">Apologies:</text:p>
      <text:p text:style-name="P35"/>
      <text:p text:style-name="P50"/>
      <text:p text:style-name="P39">Absent:</text:p>
      <text:p text:style-name="P50"/>
      <text:p text:style-name="P39">Meeting Venue: <text:span text:style-name="T41">P5 1.61</text:span></text:p>
      <text:p text:style-name="P39">Meeting Date: <text:span text:style-name="T28">26</text:span>/10/15 </text:p>
      <text:p text:style-name="P50"/>
      <text:p text:style-name="P39">These minutes are circulated to:</text:p>
      <text:p text:style-name="P39">Wayne Aubrey- waa2</text:p>
      <text:p text:style-name="P39">Dogger, Einar eid8</text:p>
      <text:p text:style-name="P39">Doran, Jake Peter John jpd4</text:p>
      <text:p text:style-name="P39">Downing, James jad45</text:p>
      <text:p text:style-name="P39">Finlay, Henry hef6</text:p>
      <text:p text:style-name="P39">Gould, James jag32</text:p>
      <text:p text:style-name="P39">Jankowski, Bartlomej baj</text:p>
      <text:p text:style-name="P39">Kabulski, Pawel pak17</text:p>
      <text:p text:style-name="P39">Petrov, Nedialko Nikolaev nep5 </text:p>
      <text:p text:style-name="P50"/>
      <text:p text:style-name="P39">============================================================</text:p>
      <text:p text:style-name="P39">Matters Arising</text:p>
      <text:p text:style-name="P39">============================================================</text:p>
      <text:p text:style-name="P39">1) <text:span text:style-name="T42">Design Specification still in progress.</text:span></text:p>
      <text:p text:style-name="P39">2) </text:p>
      <text:p text:style-name="P39">3) </text:p>
      <text:p text:style-name="P39">============================================================</text:p>
      <text:p text:style-name="P39">New Business</text:p>
      <text:p text:style-name="P39">============================================================</text:p>
      <text:p text:style-name="P39">1) </text:p>
      <text:p text:style-name="P39">2) </text:p>
      <text:p text:style-name="P39">3) </text:p>
      <text:p text:style-name="P39">============================================================</text:p>
      <text:p text:style-name="P39">Actions</text:p>
      <text:p text:style-name="P39">============================================================</text:p>
      <text:p text:style-name="P42">- <text:span text:style-name="T42">Everyone needs to add their parts of the design specification to the google doc before wednesday's formal project meeting:</text:span></text:p>
      <text:p text:style-name="P42"><text:soft-page-break/>- <text:span text:style-name="T42">Ned and Pawel need to describe the applications for the web part and describe the use case.</text:span></text:p>
      <text:p text:style-name="P42">- <text:span text:style-name="T42">Einar needs to describe the java part for the use case. </text:span></text:p>
      <text:p text:style-name="P42">- <text:span text:style-name="T42">James to start looking at the project plan.</text:span></text:p>
      <text:p text:style-name="P39">============================================================</text:p>
      <text:p text:style-name="P39">AOB</text:p>
      <text:p text:style-name="P39">============================================================</text:p>
      <text:p text:style-name="P39"/>
      <text:p text:style-name="P39">============================================================</text:p>
      <text:p text:style-name="P39">Author: Jake Doran   v1.0</text:p>
      <text:p text:style-name="P39"> ============================================================</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9"><text:soft-page-break/>============================================================</text:p>
      <text:p text:style-name="P39">Group Project 09 - CS22120 </text:p>
      <text:p text:style-name="P39">============================================================</text:p>
      <text:p text:style-name="P39">Weekly <text:span text:style-name="T22">Formal </text:span>Project Meeting: <text:span text:style-name="T22">4</text:span></text:p>
      <text:p text:style-name="P39">============================================================</text:p>
      <text:p text:style-name="P50"/>
      <text:p text:style-name="P39">Attendance: </text:p>
      <text:p text:style-name="P43">Aubery, Wayne waa2</text:p>
      <text:p text:style-name="P39">Dogger, Einar eid8</text:p>
      <text:p text:style-name="P39">Doran, Jake Peter John jpd4</text:p>
      <text:p text:style-name="P39">Downing, James jad45 </text:p>
      <text:p text:style-name="P39">Kabulski, Pawel pak17</text:p>
      <text:p text:style-name="P39">Finlay, Henry hef6</text:p>
      <text:p text:style-name="P39">Petrov, Nedialko Nikolaev nep5 </text:p>
      <text:p text:style-name="P39">Gould, James jag32</text:p>
      <text:p text:style-name="P39">Jankowski, Bartlomej baj</text:p>
      <text:p text:style-name="P39"/>
      <text:p text:style-name="P35">Apologies:</text:p>
      <text:p text:style-name="P35">-</text:p>
      <text:p text:style-name="P50"/>
      <text:p text:style-name="P39">Absent:</text:p>
      <text:p text:style-name="P39">-</text:p>
      <text:p text:style-name="P50"/>
      <text:p text:style-name="P39">Meeting Venue: <text:span text:style-name="T22">Llandinam C57a</text:span></text:p>
      <text:p text:style-name="P39">Meeting Date: <text:span text:style-name="T28">28</text:span>/10/15 </text:p>
      <text:p text:style-name="P50"/>
      <text:p text:style-name="P39">These minutes are circulated to:</text:p>
      <text:p text:style-name="P39">Wayne Aubrey- waa2</text:p>
      <text:p text:style-name="P39">Dogger, Einar eid8</text:p>
      <text:p text:style-name="P39">Doran, Jake Peter John jpd4</text:p>
      <text:p text:style-name="P39">Downing, James jad45</text:p>
      <text:p text:style-name="P39">Finlay, Henry hef6</text:p>
      <text:p text:style-name="P39">Gould, James jag32</text:p>
      <text:p text:style-name="P39">Jankowski, Bartlomej baj</text:p>
      <text:p text:style-name="P39">Kabulski, Pawel pak17</text:p>
      <text:p text:style-name="P39">Petrov, Nedialko Nikolaev nep5 </text:p>
      <text:p text:style-name="P50"/>
      <text:p text:style-name="P39">============================================================</text:p>
      <text:p text:style-name="P39">Matters Arising</text:p>
      <text:p text:style-name="P39">============================================================</text:p>
      <text:p text:style-name="P39">1) <text:span text:style-name="T43">Design Specification has now been handed in and completed.</text:span></text:p>
      <text:p text:style-name="P39">2) </text:p>
      <text:p text:style-name="P39">3) </text:p>
      <text:p text:style-name="P39">============================================================</text:p>
      <text:p text:style-name="P39">New Business</text:p>
      <text:p text:style-name="P39">============================================================</text:p>
      <text:p text:style-name="P39">1) <text:span text:style-name="T44">Test Specification table needs to be completed.</text:span></text:p>
      <text:p text:style-name="P39">2) <text:span text:style-name="T43">Google progress document.</text:span></text:p>
      <text:p text:style-name="P39">3) </text:p>
      <text:p text:style-name="P39">============================================================</text:p>
      <text:p text:style-name="P39">Actions</text:p>
      <text:p text:style-name="P39">============================================================</text:p>
      <text:p text:style-name="P44"><text:soft-page-break/>Everyone: </text:p>
      <text:p text:style-name="P44">- Should look at the Google document about group project progress.</text:p>
      <text:p text:style-name="P42">- <text:span text:style-name="T43">Read the test specification QA document if they haven't already.</text:span></text:p>
      <text:p text:style-name="P39">============================================================</text:p>
      <text:p text:style-name="P39">AOB</text:p>
      <text:p text:style-name="P39">============================================================</text:p>
      <text:p text:style-name="P39"/>
      <text:p text:style-name="P39">============================================================</text:p>
      <text:p text:style-name="P39">Author: Jake Doran   v1.0</text:p>
      <text:p text:style-name="P39"> ============================================================</text:p>
      <text:p text:style-name="P31"/>
      <text:p text:style-name="P32"/>
      <text:p text:style-name="P31"/>
      <text:p text:style-name="P30"/>
      <text:p text:style-name="P31"/>
      <text:p text:style-name="P32"/>
      <text:p text:style-name="P3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9"><text:soft-page-break/>============================================================</text:p>
      <text:p text:style-name="P39">Group Project 09 - CS22120 </text:p>
      <text:p text:style-name="P39">============================================================</text:p>
      <text:p text:style-name="P39">Weekly <text:span text:style-name="T1">Informal </text:span>Project Meeting: <text:span text:style-name="T22">4</text:span></text:p>
      <text:p text:style-name="P39">============================================================</text:p>
      <text:p text:style-name="P50"/>
      <text:p text:style-name="P39">Attendance: </text:p>
      <text:p text:style-name="P39">Dogger, Einar eid8</text:p>
      <text:p text:style-name="P39">Doran, Jake Peter John jpd4</text:p>
      <text:p text:style-name="P39">Downing, James jad45 </text:p>
      <text:p text:style-name="P39">Kabulski, Pawel pak17</text:p>
      <text:p text:style-name="P39">Petrov, Nedialko Nikolaev nep5 </text:p>
      <text:p text:style-name="P39">Jankowski, Bartlomej baj</text:p>
      <text:p text:style-name="P39"/>
      <text:p text:style-name="P35">Apologies:</text:p>
      <text:p text:style-name="P40">- Jay had a job interview.</text:p>
      <text:p text:style-name="P40">- Henry was ill.</text:p>
      <text:p text:style-name="P50"/>
      <text:p text:style-name="P39">Absent:</text:p>
      <text:p text:style-name="P39">Gould, James jag32</text:p>
      <text:p text:style-name="P39">Finlay, Henry hef6</text:p>
      <text:p text:style-name="P50"/>
      <text:p text:style-name="P39">Meeting Venue: <text:span text:style-name="T1">P5 161</text:span></text:p>
      <text:p text:style-name="P39">Meeting Date: <text:span text:style-name="T1">02</text:span>/1<text:span text:style-name="T1">1</text:span>/15 </text:p>
      <text:p text:style-name="P50"/>
      <text:p text:style-name="P39">These minutes are circulated to:</text:p>
      <text:p text:style-name="P39">Wayne Aubrey- waa2</text:p>
      <text:p text:style-name="P39">Dogger, Einar eid8</text:p>
      <text:p text:style-name="P39">Doran, Jake Peter John jpd4</text:p>
      <text:p text:style-name="P39">Downing, James jad45</text:p>
      <text:p text:style-name="P39">Finlay, Henry hef6</text:p>
      <text:p text:style-name="P39">Gould, James jag32</text:p>
      <text:p text:style-name="P39">Jankowski, Bartlomej baj</text:p>
      <text:p text:style-name="P39">Kabulski, Pawel pak17</text:p>
      <text:p text:style-name="P39">Petrov, Nedialko Nikolaev nep5 </text:p>
      <text:p text:style-name="P50"/>
      <text:p text:style-name="P39">============================================================</text:p>
      <text:p text:style-name="P39">Matters Arising</text:p>
      <text:p text:style-name="P39">============================================================</text:p>
      <text:p text:style-name="P39">1) <text:span text:style-name="T1">Test Specification is still progress.</text:span></text:p>
      <text:p text:style-name="P39">2) </text:p>
      <text:p text:style-name="P39">3) </text:p>
      <text:p text:style-name="P39">============================================================</text:p>
      <text:p text:style-name="P39">New Business</text:p>
      <text:p text:style-name="P39">============================================================</text:p>
      <text:p text:style-name="P39">1) <text:span text:style-name="T23">Roles have been allocated for the test specification and project plan.</text:span></text:p>
      <text:p text:style-name="P39">2) </text:p>
      <text:p text:style-name="P39">3) </text:p>
      <text:p text:style-name="P39">============================================================</text:p>
      <text:p text:style-name="P39">Actions</text:p>
      <text:p text:style-name="P39">============================================================</text:p>
      <text:p text:style-name="P37">James + Jay: Java tests for Test <text:span text:style-name="T24">Specification.</text:span></text:p>
      <text:p text:style-name="P37"><text:soft-page-break/>Jake + Ned: Web tests for Test Specification.</text:p>
      <text:p text:style-name="P37">Pawel + Henry: Work on the <text:span text:style-name="T24">risk analysis</text:span>.</text:p>
      <text:p text:style-name="P41">Einar + Bart <text:span text:style-name="T25">+ Henry</text:span>: Work on the Gantt chart.</text:p>
      <text:p text:style-name="P39">============================================================</text:p>
      <text:p text:style-name="P39">AOB</text:p>
      <text:p text:style-name="P39">============================================================</text:p>
      <text:p text:style-name="P39"/>
      <text:p text:style-name="P39">============================================================</text:p>
      <text:p text:style-name="P39">Author: Jake Doran   v1.0</text:p>
      <text:p text:style-name="P39">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9"/>
      <text:p text:style-name="P39"><text:soft-page-break/>============================================================</text:p>
      <text:p text:style-name="P39">Group Project 09 - CS22120 </text:p>
      <text:p text:style-name="P39">============================================================</text:p>
      <text:p text:style-name="P39">Weekly <text:span text:style-name="T2">Formal </text:span>Project Meeting: <text:span text:style-name="T2">5</text:span></text:p>
      <text:p text:style-name="P39">============================================================</text:p>
      <text:p text:style-name="P50"/>
      <text:p text:style-name="P39">Attendance: </text:p>
      <text:p text:style-name="P39">Dogger, Einar eid8</text:p>
      <text:p text:style-name="P39">Doran, Jake Peter John jpd4</text:p>
      <text:p text:style-name="P39">Kabulski, Pawel pak17</text:p>
      <text:p text:style-name="P39">Jankowski, Bartlomej baj</text:p>
      <text:p text:style-name="P39">Gould, James jag32</text:p>
      <text:p text:style-name="P39">Petrov, Nedialko Nikolaev nep5</text:p>
      <text:p text:style-name="P39"/>
      <text:p text:style-name="P35">Apologies:</text:p>
      <text:p text:style-name="P36">Henry: Doctors appointment.</text:p>
      <text:p text:style-name="P36">James: Rugby match.</text:p>
      <text:p text:style-name="P50"/>
      <text:p text:style-name="P39">Absent:</text:p>
      <text:p text:style-name="P39">Finlay, Henry hef6</text:p>
      <text:p text:style-name="P39">Downing, James jad45  </text:p>
      <text:p text:style-name="P50"/>
      <text:p text:style-name="P39">Meeting Venue: <text:span text:style-name="T2">Llandinam C57a</text:span></text:p>
      <text:p text:style-name="P39">Meeting Date: <text:span text:style-name="T1">04</text:span>/1<text:span text:style-name="T1">1</text:span>/15 </text:p>
      <text:p text:style-name="P50"/>
      <text:p text:style-name="P39">These minutes are circulated to:</text:p>
      <text:p text:style-name="P39">Wayne Aubrey- waa2</text:p>
      <text:p text:style-name="P39">Dogger, Einar eid8</text:p>
      <text:p text:style-name="P39">Doran, Jake Peter John jpd4</text:p>
      <text:p text:style-name="P39">Downing, James jad45</text:p>
      <text:p text:style-name="P39">Finlay, Henry hef6</text:p>
      <text:p text:style-name="P39">Gould, James jag32</text:p>
      <text:p text:style-name="P39">Jankowski, Bartlomej baj</text:p>
      <text:p text:style-name="P39">Kabulski, Pawel pak17</text:p>
      <text:p text:style-name="P39">Petrov, Nedialko Nikolaev nep5 </text:p>
      <text:p text:style-name="P50"/>
      <text:p text:style-name="P39">============================================================</text:p>
      <text:p text:style-name="P39">Matters Arising</text:p>
      <text:p text:style-name="P39">============================================================</text:p>
      <text:p text:style-name="P39">1) <text:span text:style-name="T1">Test Specification is still progress.</text:span></text:p>
      <text:p text:style-name="P39">2) </text:p>
      <text:p text:style-name="P39">3) </text:p>
      <text:p text:style-name="P39">============================================================</text:p>
      <text:p text:style-name="P39">New Business</text:p>
      <text:p text:style-name="P39">============================================================</text:p>
      <text:p text:style-name="P39">1) </text:p>
      <text:p text:style-name="P39">2) </text:p>
      <text:p text:style-name="P39">3) </text:p>
      <text:p text:style-name="P39">============================================================</text:p>
      <text:p text:style-name="P39">Actions</text:p>
      <text:p text:style-name="P39">============================================================</text:p>
      <text:p text:style-name="P37">- <text:span text:style-name="T21">Finish testing document by Monday.</text:span></text:p>
      <text:p text:style-name="P37"><text:soft-page-break/>- <text:span text:style-name="T21">Submit testing document before Wednesday's meeting.</text:span></text:p>
      <text:p text:style-name="P38">- Gantt chart done by Friday.</text:p>
      <text:p text:style-name="P37">- <text:span text:style-name="T21">Risk Analysis done by Friday.</text:span></text:p>
      <text:p text:style-name="P39">============================================================</text:p>
      <text:p text:style-name="P39">AOB</text:p>
      <text:p text:style-name="P39">============================================================</text:p>
      <text:p text:style-name="P39"/>
      <text:p text:style-name="P39">============================================================</text:p>
      <text:p text:style-name="P39">Author: Jake Doran   v1.0</text:p>
      <text:p text:style-name="P34"> ============================================================</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4"><text:soft-page-break/>============================================================</text:p>
      <text:p text:style-name="P25">Group Project 09 - CS22120 </text:p>
      <text:p text:style-name="P25">============================================================</text:p>
      <text:p text:style-name="P25">Weekly Informal Project Meeting: 5</text:p>
      <text:p text:style-name="P25">============================================================</text:p>
      <text:p text:style-name="P26"> </text:p>
      <text:p text:style-name="P25">Attendance: </text:p>
      <text:p text:style-name="P25">Downing, James jad45</text:p>
      <text:p text:style-name="P25">Jankowski, Bartlomej baj</text:p>
      <text:p text:style-name="P25">Kabulski, Pawel pak17</text:p>
      <text:p text:style-name="P25">Petrov, Nedialko Nikolaev nep5</text:p>
      <text:p text:style-name="P25">Dogger, Einar eid8</text:p>
      <text:p text:style-name="P26"> </text:p>
      <text:p text:style-name="P25">Apologies:</text:p>
      <text:p text:style-name="P25">Jake Doran: Ill</text:p>
      <text:p text:style-name="P25">Henry Finlay: Ill</text:p>
      <text:p text:style-name="P25">James Gould: Doctor appointment</text:p>
      <text:p text:style-name="P26"> </text:p>
      <text:p text:style-name="P25">Absent:</text:p>
      <text:p text:style-name="P25">Doran, Jake Peter John jpd4</text:p>
      <text:p text:style-name="P25">Finlay, Henry hef6</text:p>
      <text:p text:style-name="P25">Gould, James jag32</text:p>
      <text:p text:style-name="P25"> </text:p>
      <text:p text:style-name="P25">Meeting Venue: P5 161</text:p>
      <text:p text:style-name="P25">Meeting Date: 16/11/15 </text:p>
      <text:p text:style-name="P26"> </text:p>
      <text:p text:style-name="P25">These minutes are circulated to:</text:p>
      <text:p text:style-name="P25">Wayne Aubrey- waa2</text:p>
      <text:p text:style-name="P25">Dogger, Einar eid8</text:p>
      <text:p text:style-name="P25">Doran, Jake Peter John jpd4</text:p>
      <text:p text:style-name="P25">Downing, James jad45</text:p>
      <text:p text:style-name="P25">Finlay, Henry hef6</text:p>
      <text:p text:style-name="P25">Gould, James jag32</text:p>
      <text:p text:style-name="P25">Jankowski, Bartlomej baj</text:p>
      <text:p text:style-name="P25">Kabulski, Pawel pak17</text:p>
      <text:p text:style-name="P25">Petrov, Nedialko Nikolaev nep5 </text:p>
      <text:p text:style-name="P26"> </text:p>
      <text:p text:style-name="P26"/>
      <text:p text:style-name="P26"/>
      <text:p text:style-name="P25">============================================================</text:p>
      <text:p text:style-name="P25">Matters Arising</text:p>
      <text:p text:style-name="P25">============================================================</text:p>
      <text:p text:style-name="P25">1) Final design spesification</text:p>
      <text:p text:style-name="P25">2)</text:p>
      <text:p text:style-name="P25">3)</text:p>
      <text:p text:style-name="P25">============================================================</text:p>
      <text:p text:style-name="P25">New Business</text:p>
      <text:p text:style-name="P25">============================================================</text:p>
      <text:p text:style-name="P21"><text:span text:style-name="T9">1) Final Design needs to be submitted by the 25</text:span><text:span text:style-name="T8">th</text:span><text:span text:style-name="T9"> of November and as the next document in the documentation.</text:span></text:p>
      <text:p text:style-name="P25">2) Start looking at programming</text:p>
      <text:p text:style-name="P25">3)</text:p>
      <text:p text:style-name="P25"><text:soft-page-break/>============================================================</text:p>
      <text:p text:style-name="P25">Actions</text:p>
      <text:p text:style-name="P25">- Henry: Finalize project plan into one document (currently completed in two separate documents I believe).</text:p>
      <text:p text:style-name="P25">- Ned: Create a database</text:p>
      <text:p text:style-name="P25">- James, Bartek: Figure out how to connect to a database with Java</text:p>
      <text:p text:style-name="P25">- Pawel, Jay, HenryWork: Start working on the design specification (document 05a)</text:p>
      <text:p text:style-name="P25">============================================================</text:p>
      <text:p text:style-name="P25">AOB</text:p>
      <text:p text:style-name="P25">============================================================</text:p>
      <text:p text:style-name="P26"> </text:p>
      <text:p text:style-name="P25">============================================================</text:p>
      <text:p text:style-name="P25">Author: Einar Dogger v1.0</text:p>
      <text:p text:style-name="P25"> ============================================================</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text:soft-page-break/>============================================================</text:p>
      <text:p text:style-name="P1">Group Project 09 - CS22120 </text:p>
      <text:p text:style-name="P1">============================================================</text:p>
      <text:p text:style-name="P1">Weekly <text:span text:style-name="T2">Formal </text:span>Project Meeting: <text:span text:style-name="T3">6</text:span></text:p>
      <text:p text:style-name="P1">============================================================</text:p>
      <text:p text:style-name="P18"/>
      <text:p text:style-name="P1">Attendance: </text:p>
      <text:p text:style-name="P5">Downing, James jad45</text:p>
      <text:p text:style-name="P1">Doran, Jake Peter John jpd4</text:p>
      <text:p text:style-name="P10">Jankowski, Bartlomej baj</text:p>
      <text:p text:style-name="P11">Kabulski, Pawel pak17</text:p>
      <text:p text:style-name="P2"/>
      <text:p text:style-name="P6">Apologies:</text:p>
      <text:p text:style-name="P8">Einar: was sick this morning.</text:p>
      <text:p text:style-name="P18"/>
      <text:p text:style-name="P1">Absent:</text:p>
      <text:p text:style-name="P5">Dogger, Einar eid8</text:p>
      <text:p text:style-name="P5">Gould, James jag32</text:p>
      <text:p text:style-name="P5">Petrov, Nedialko Nikolaev nep5</text:p>
      <text:p text:style-name="P18"/>
      <text:p text:style-name="P1">Meeting Venue: <text:span text:style-name="T2">Llandinam C57a</text:span></text:p>
      <text:p text:style-name="P1">Meeting Date: <text:span text:style-name="T7">11</text:span>/1<text:span text:style-name="T1">1</text:span>/15 </text:p>
      <text:p text:style-name="P18"/>
      <text:p text:style-name="P1">These minutes are circulated to:</text:p>
      <text:p text:style-name="P1">Wayne Aubrey- waa2</text:p>
      <text:p text:style-name="P1">Dogger, Einar eid8</text:p>
      <text:p text:style-name="P1">Doran, Jake Peter John jpd4</text:p>
      <text:p text:style-name="P1">Downing, James jad45</text:p>
      <text:p text:style-name="P1">Finlay, Henry hef6</text:p>
      <text:p text:style-name="P1">Gould, James jag32</text:p>
      <text:p text:style-name="P1">Jankowski, Bartlomej baj</text:p>
      <text:p text:style-name="P1">Kabulski, Pawel pak17</text:p>
      <text:p text:style-name="P1">Petrov, Nedialko Nikolaev nep5 </text:p>
      <text:p text:style-name="P18"/>
      <text:p text:style-name="P1">============================================================</text:p>
      <text:p text:style-name="P1">Matters Arising</text:p>
      <text:p text:style-name="P1">============================================================</text:p>
      <text:p text:style-name="P1">1) <text:span text:style-name="T1">Test Specification has been submitted.</text:span></text:p>
      <text:p text:style-name="P1">2) </text:p>
      <text:p text:style-name="P1">3) </text:p>
      <text:p text:style-name="P1">============================================================</text:p>
      <text:p text:style-name="P3">New Business</text:p>
      <text:p text:style-name="P1">============================================================</text:p>
      <text:p text:style-name="P4">1) <text:span text:style-name="T4">Final Design needs to be submitted by the 25</text:span><text:span text:style-name="T6">th</text:span><text:span text:style-name="T4"> of November and as the next document in the documentation.</text:span></text:p>
      <text:p text:style-name="P1">2) </text:p>
      <text:p text:style-name="P1">3) </text:p>
      <text:p text:style-name="P1">============================================================</text:p>
      <text:p text:style-name="P22">Actions</text:p>
      <text:p text:style-name="P9"/>
      <text:p text:style-name="P9">- <text:span text:style-name="T4">Finalize project plan into one document (currently completed in two separate documents I believe).</text:span></text:p>
      <text:p text:style-name="P9"><text:soft-page-break/>- <text:span text:style-name="T4">Read QA Document 05.a for Monday.</text:span></text:p>
      <text:p text:style-name="P12">- Start thinking about the Final Design for Monday – due in 25<text:span text:style-name="T5">th</text:span> November.</text:p>
      <text:p text:style-name="P1">============================================================</text:p>
      <text:p text:style-name="P1">AOB</text:p>
      <text:p text:style-name="P1">============================================================</text:p>
      <text:p text:style-name="P1"/>
      <text:p text:style-name="P1">============================================================</text:p>
      <text:p text:style-name="P1">Author: Jake Doran   v1.0</text:p>
      <text:p text:style-name="P1"> ============================================================</text:p>
      <text:p text:style-name="P23"/>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8"/>
      <text:p text:style-name="P17"><text:soft-page-break/>============================================================</text:p>
      <text:p text:style-name="P17">Group Project 09 - CS22120 </text:p>
      <text:p text:style-name="P17">============================================================</text:p>
      <text:p text:style-name="P17">Weekly <text:span text:style-name="T2">Formal </text:span>Project Meeting: <text:span text:style-name="T11">7</text:span></text:p>
      <text:p text:style-name="P17">============================================================</text:p>
      <text:p text:style-name="P19"/>
      <text:p text:style-name="P17">Attendance:</text:p>
      <text:p text:style-name="P17">Doran, Jake Peter John jpd4</text:p>
      <text:p text:style-name="P17">Jankowski, Bartlomej baj</text:p>
      <text:p text:style-name="P17">Kabulski, Pawel pak17</text:p>
      <text:p text:style-name="P17">Gould, James jag32</text:p>
      <text:p text:style-name="P17">Dogger, Einar eid8</text:p>
      <text:p text:style-name="P14">Finlay, Henry hef6</text:p>
      <text:p text:style-name="P17"/>
      <text:p text:style-name="P7">Apologies:</text:p>
      <text:p text:style-name="P14">James: Rugby match.</text:p>
      <text:p text:style-name="P19"/>
      <text:p text:style-name="P17">Absent:</text:p>
      <text:p text:style-name="P17">Petrov, Nedialko Nikolaev nep5</text:p>
      <text:p text:style-name="P17">Downing, James jad45</text:p>
      <text:p text:style-name="P19"/>
      <text:p text:style-name="P17">Meeting Venue: <text:span text:style-name="T2">Llandinam C57a</text:span></text:p>
      <text:p text:style-name="P17">Meeting Date: <text:span text:style-name="T12">17</text:span>/1<text:span text:style-name="T1">1</text:span>/15 </text:p>
      <text:p text:style-name="P19"/>
      <text:p text:style-name="P17">These minutes are circulated to:</text:p>
      <text:p text:style-name="P17">Wayne Aubrey- waa2</text:p>
      <text:p text:style-name="P17">Dogger, Einar eid8</text:p>
      <text:p text:style-name="P17">Doran, Jake Peter John jpd4</text:p>
      <text:p text:style-name="P17">Downing, James jad45</text:p>
      <text:p text:style-name="P17">Finlay, Henry hef6</text:p>
      <text:p text:style-name="P17">Gould, James jag32</text:p>
      <text:p text:style-name="P17">Jankowski, Bartlomej baj</text:p>
      <text:p text:style-name="P17">Kabulski, Pawel pak17</text:p>
      <text:p text:style-name="P17">Petrov, Nedialko Nikolaev nep5 </text:p>
      <text:p text:style-name="P19"/>
      <text:p text:style-name="P17">============================================================</text:p>
      <text:p text:style-name="P17">Matters Arising</text:p>
      <text:p text:style-name="P17">============================================================</text:p>
      <text:p text:style-name="P17">1) <text:span text:style-name="T13">Final design specification.</text:span></text:p>
      <text:p text:style-name="P17">2) <text:span text:style-name="T13">Everyone has been allocated roles and work to do which they should know about (see informal meeting minutes from Monday if you're unsure).</text:span></text:p>
      <text:p text:style-name="P17">3) </text:p>
      <text:p text:style-name="P17">============================================================</text:p>
      <text:p text:style-name="P17">New Business</text:p>
      <text:p text:style-name="P17">============================================================</text:p>
      <text:p text:style-name="P17">1) <text:span text:style-name="T13">Feedback for the high level design has been released.</text:span></text:p>
      <text:p text:style-name="P17">2) <text:span text:style-name="T14">3 weeks until prototyping. Starting to think about what part should be prototyped. Look at risk analysis to see which aspect is most at risk. </text:span></text:p>
      <text:p text:style-name="P17">3) </text:p>
      <text:p text:style-name="P17">============================================================</text:p>
      <text:p text:style-name="P17">Actions</text:p>
      <text:p text:style-name="P17">============================================================</text:p>
      <text:p text:style-name="P15"><text:soft-page-break/>- <text:span text:style-name="T15">Everyone needs to be in the GitHub group.</text:span></text:p>
      <text:p text:style-name="P16">- All assessed submitted work to go onto GitHub <text:span text:style-name="T16">(overall design spec and test spec)</text:span>.</text:p>
      <text:p text:style-name="P16">- Add one text document which has the weekly meetings in (formatted chronologically).</text:p>
      <text:p text:style-name="P16">- <text:span text:style-name="T17">Please go online and update your individual progress report (spreadsheet on google docs).</text:span></text:p>
      <text:p text:style-name="P15">- GitBook <text:span text:style-name="T18">(mark down language)?</text:span></text:p>
      <text:p text:style-name="P15">- <text:span text:style-name="T19">Einar to email Nigel about where the database and website are to be hosted if it is going to be locally hosted i.e using the uni server or to be hosted else where.</text:span></text:p>
      <text:p text:style-name="P15">- <text:span text:style-name="T20">Possibly arrange a meeting to start working on the Java code? B23? </text:span></text:p>
      <text:p text:style-name="P17">============================================================</text:p>
      <text:p text:style-name="P17">AOB</text:p>
      <text:p text:style-name="P17">============================================================</text:p>
      <text:p text:style-name="P17"/>
      <text:p text:style-name="P17">============================================================</text:p>
      <text:p text:style-name="P17">Author: Jake Doran   v1.0</text:p>
      <text:p text:style-name="P13">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4"><text:soft-page-break/>============================================================</text:p>
      <text:p text:style-name="P25">Group Project 09 - CS22120 </text:p>
      <text:p text:style-name="P25">============================================================</text:p>
      <text:p text:style-name="P21"><text:span text:style-name="T9">Weekly Informal Project Meeting: </text:span><text:span text:style-name="T10">6</text:span></text:p>
      <text:p text:style-name="P25">============================================================</text:p>
      <text:p text:style-name="P19"/>
      <text:p text:style-name="P25">Attendance:</text:p>
      <text:p text:style-name="P25">Doran, Jake Peter John jpd4</text:p>
      <text:p text:style-name="P25">Kabulski, Pawel pak17</text:p>
      <text:p text:style-name="P25">Gould, James jag32</text:p>
      <text:p text:style-name="P25">Dogger, Einar eid8</text:p>
      <text:p text:style-name="P25">Finlay, Henry hef6</text:p>
      <text:p text:style-name="P25">Petrov, Nedialko Nikolaev nep5</text:p>
      <text:p text:style-name="P25">Downing, James jad45</text:p>
      <text:p text:style-name="P19"/>
      <text:p text:style-name="P25">Apologies:</text:p>
      <text:p text:style-name="P25">Bart: ill.</text:p>
      <text:p text:style-name="P19"/>
      <text:p text:style-name="P25">Absent:</text:p>
      <text:p text:style-name="P25">Jankowski, Bartlomej baj</text:p>
      <text:p text:style-name="P19"/>
      <text:p text:style-name="P19"/>
      <text:p text:style-name="P25">Meeting Venue: Llandinam C57a</text:p>
      <text:p text:style-name="P25">Meeting Date: 23/11/15 </text:p>
      <text:p text:style-name="P19"/>
      <text:p text:style-name="P25">These minutes are circulated to:</text:p>
      <text:p text:style-name="P25">Wayne Aubrey- waa2</text:p>
      <text:p text:style-name="P25">Dogger, Einar eid8</text:p>
      <text:p text:style-name="P25">Doran, Jake Peter John jpd4</text:p>
      <text:p text:style-name="P25">Downing, James jad45</text:p>
      <text:p text:style-name="P25">Finlay, Henry hef6</text:p>
      <text:p text:style-name="P25">Gould, James jag32</text:p>
      <text:p text:style-name="P25">Jankowski, Bartlomej baj</text:p>
      <text:p text:style-name="P25">Kabulski, Pawel pak17</text:p>
      <text:p text:style-name="P25">Petrov, Nedialko Nikolaev nep5 </text:p>
      <text:p text:style-name="P19"/>
      <text:p text:style-name="P25">============================================================</text:p>
      <text:p text:style-name="P25">Matters Arising</text:p>
      <text:p text:style-name="P25">============================================================</text:p>
      <text:p text:style-name="P25">1) Final design specification.</text:p>
      <text:p text:style-name="P25">2) Everyone has been allocated roles and work to do which they should know about (see informal meeting minutes from Monday if you're unsure).</text:p>
      <text:p text:style-name="P25">3) </text:p>
      <text:p text:style-name="P25">============================================================</text:p>
      <text:p text:style-name="P25">New Business</text:p>
      <text:p text:style-name="P25">============================================================</text:p>
      <text:p text:style-name="P25">1) Database has been created.</text:p>
      <text:p text:style-name="P25">2) </text:p>
      <text:p text:style-name="P25">3) </text:p>
      <text:p text:style-name="P25">============================================================</text:p>
      <text:p text:style-name="P25">Actions</text:p>
      <text:p text:style-name="P25">============================================================</text:p>
      <text:p text:style-name="P25"><text:soft-page-break/>- Everyone needs to be added to the GitHub repository.</text:p>
      <text:p text:style-name="P25">- Everyone knows what tasks they should be working on.</text:p>
      <text:p text:style-name="P25">- Minutes still need to be added to GitHub repository.</text:p>
      <text:p text:style-name="P19"/>
      <text:p text:style-name="P25">============================================================</text:p>
      <text:p text:style-name="P25">AOB</text:p>
      <text:p text:style-name="P25">============================================================</text:p>
      <text:p text:style-name="P19"/>
      <text:p text:style-name="P25">============================================================</text:p>
      <text:p text:style-name="P25">Author: Jake Doran   v1.0</text:p>
      <text:p text:style-name="P24"> ============================================================</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MT" svg:font-family="ArialM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4T12:10:48.613220000</meta:creation-date>
    <dc:date>2015-11-24T20:20:40.610020000</dc:date>
    <meta:editing-duration>PT3H27M53S</meta:editing-duration>
    <meta:editing-cycles>44</meta:editing-cycles>
    <meta:generator>LibreOffice/5.0.1.2$MacOSX_X86_64 LibreOffice_project/81898c9f5c0d43f3473ba111d7b351050be20261</meta:generator>
    <meta:document-statistic meta:table-count="0" meta:image-count="0" meta:object-count="0" meta:page-count="22" meta:paragraph-count="613" meta:word-count="2155" meta:character-count="20885" meta:non-whitespace-character-count="19204"/>
  </office:meta>
</office:document-meta>
</file>